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Preformatted_20_Text">
      <style:text-properties style:font-name="DejaVu Sans"/>
    </style:style>
    <style:style style:name="P4" style:family="paragraph" style:parent-style-name="Heading_20_1">
      <style:paragraph-properties fo:margin-left="0in" fo:margin-right="0in" fo:text-indent="0in" style:auto-text-indent="true" fo:break-before="page"/>
    </style:style>
    <style:style style:name="P5"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ppendix A: GNU Free Documentation License</text:h>
      <text:p text:style-name="P2"/>
      <text:p text:style-name="P2"><text:s/>GNU Free Documentation License Version 1.2, November 2002</text:p>
      <text:p text:style-name="P2"><text:s/>Copyright (C) 2000,2001,2002 Free Software Foundation, Inc. 51 Franklin St, Fifth Floor, Boston, MA 021101301 USA</text:p>
      <text:p text:style-name="P2"/>
      <text:p text:style-name="P2"><text:s/>Everyone is permitted to copy and distribute verbatim copies of this license document, but changing it is not allowed. </text:p>
      <text:p text:style-name="P2"/>
      <text:p text:style-name="P2"/>
      <text:p text:style-name="P2">0. PREAMBLE </text:p>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2"/>
      <text:p text:style-name="P2"/>
      <text:p text:style-name="P2">This License is a kind of "copyleft", which means that derivative works of the document must themselves be free in the same sense. It complements the GNU General Public License, which is a copyleft license designed for free software. </text:p>
      <text:p text:style-name="P2"/>
      <text:p text:style-name="P2"/>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text:soft-page-break/>used for any textual work, regardless of subject matter or whether it is published as a printed book. We recommend this License principally for works whose purpose is instruction or reference. </text:p>
      <text:p text:style-name="P2"/>
      <text:p text:style-name="P2"/>
      <text:p text:style-name="P2">1. APPLICABILITY AND DEFINITIONS </text:p>
      <text:p text:style-name="P2">This License applies to any manual or other work, in any medium, that contains a notice placed by the copyright holder saying it can be distributed under the terms of this License. Such a notice grants a worldwide, </text:p>
      <text:p text:style-name="P2">royaltyfree </text:p>
      <text:p text:style-name="P2">license, unlimited in duration, to use that </text:p>
      <text:p text:style-name="P2">work under the conditions stated herein. The "Document", below, refers to any such manual or work. Any member of the public is a licensee, and is addressed as "you". You accept the license if you copy, modify or distribute the work in a way requiring permission <text:s/>under copyright law. </text:p>
      <text:p text:style-name="P2"/>
      <text:p text:style-name="P2"/>
      <text:p text:style-name="P2">A "Modified Version" of the Document means any work containing the Document or a portion of it, either copied verbatim, or with modifications and/or translated into another language. </text:p>
      <text:p text:style-name="P2"/>
      <text:p text:style-name="P2"/>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2"/>
      <text:p text:style-name="P2"><text:soft-page-break/></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2"/>
      <text:p text:style-name="P2"/>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2"/>
      <text:p text:style-name="P2"/>
      <text:p text:style-name="P2">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2"/>
      <text:p text:style-name="P2"/>
      <text:p text:style-name="P2">Examples of suitable formats for Transparent copies include plain ASCII without markup, Texinfo input format, LaTeX input format, SGML or XML using a publicly available DTD, and standard conforming simple HTML, PostScript or PDF designed for human modification. Examples of <text:soft-page-break/>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processors for output purposes only. </text:p>
      <text:p text:style-name="P2"/>
      <text:p text:style-name="P2"/>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2"/>
      <text:p text:style-name="P2"/>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2"/>
      <text:p text:style-name="P2"/>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2"/>
      <text:p text:style-name="P2"/>
      <text:p text:style-name="P2">2. VERBATIM COPYING </text:p>
      <text:p text:style-name="P2"><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2">you may publicly display copies. </text:p>
      <text:p text:style-name="P2"/>
      <text:p text:style-name="P2"/>
      <text:p text:style-name="P2">3. COPYING IN QUANTITY </text:p>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2"/>
      <text:p text:style-name="P2"/>
      <text:p text:style-name="P2">If the required texts for either cover are too voluminous to fit legibly, you should put the first ones listed (as many as fit reasonably) on the actual cover, and continue the rest onto adjacent pages. </text:p>
      <text:p text:style-name="P2"/>
      <text:p text:style-name="P2"/>
      <text:p text:style-name="P2"><text:soft-page-break/>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2"/>
      <text:p text:style-name="P2"/>
      <text:p text:style-name="P2">It is requested, but not required, that you contact the authors of the Document well before redistributing any large number of copies, to give them a chance to provide you with an updated version of the Document. </text:p>
      <text:p text:style-name="P2"/>
      <text:p text:style-name="P2">4. MODIFICATIONS </text:p>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2"/>
      <text:p text:style-name="P2"/>
      <text:p text:style-name="P2">of it. In addition, you must do these things in the Modified Version: </text:p>
      <text:p text:style-name="P2"/>
      <text:p text:style-name="P2"/>
      <text:p text:style-name="P2">A. Use in the Title Page (and on the covers, if any) a title distinct from that of the Document, and from those of previous versions (which should, if there were any, be listed <text:soft-page-break/>in the History section of the Document). You may use the same title as a previous version if the original publisher of that version gives permission. </text:p>
      <text:p text:style-name="P2"/>
      <text:p text:style-name="P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2"/>
      <text:p text:style-name="P2">C. State on the Title page the name of the publisher of the </text:p>
      <text:p text:style-name="P2">Modified Version, as the publisher. </text:p>
      <text:p text:style-name="P2"/>
      <text:p text:style-name="P2">D. Preserve all the copyright notices of the Document. </text:p>
      <text:p text:style-name="P2"/>
      <text:p text:style-name="P2">E. Add an appropriate copyright notice for your modifications adjacent to the other copyright notices. </text:p>
      <text:p text:style-name="P2"/>
      <text:p text:style-name="P2">F. Include, immediately after the copyright notices, a license notice giving the public permission to use the Modified Version under the terms of this License, in the form shown in the Addendum below. </text:p>
      <text:p text:style-name="P2"/>
      <text:p text:style-name="P2">G. Preserve in that license notice the full lists of Invariant Sections and required Cover Texts given in the Document's license notice. </text:p>
      <text:p text:style-name="P2"/>
      <text:p text:style-name="P2">H. Include an unaltered copy of this License. </text:p>
      <text:p text:style-name="P2"/>
      <text:p text:style-name="P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2"><text:soft-page-break/></text:p>
      <text:p text:style-name="P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2"/>
      <text:p text:style-name="P2">K. For any section Entitled "Acknowledgements" or "Dedications", Preserve the Title of the section, and preserve in the section all the substance and tone of each of the contributor acknowledgements and/or dedications given therein. </text:p>
      <text:p text:style-name="P2"/>
      <text:p text:style-name="P2">L. Preserve all the Invariant Sections of the Document, unaltered in their text and in their titles. Section numbers or the equivalent are not considered part of the section titles. </text:p>
      <text:p text:style-name="P2">M. Delete any section Entitled "Endorsements". Such a section may not be included in the Modified Version. </text:p>
      <text:p text:style-name="P2"/>
      <text:p text:style-name="P2">N. Do not retitle an existing section to be Entitled "Endorsements" or to conflict in title with any Invariant Section. </text:p>
      <text:p text:style-name="P2"/>
      <text:p text:style-name="P2">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2"/>
      <text:p text:style-name="P2"/>
      <text:p text:style-name="P2">You may add a section Entitled "Endorsements", provided it contains nothing but endorsements of your Modified Version by various partiesfor example, statements <text:soft-page-break/>of peer review or that the text has been approved by an organization as the authoritative definition of a standard. </text:p>
      <text:p text:style-name="P2"/>
      <text:p text:style-name="P2"/>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2"/>
      <text:p text:style-name="P2"/>
      <text:p text:style-name="P2">The author(s) and publisher(s) of the Document do not by this License give permission to use their names for publicity for or to assert or imply endorsement of any Modified Version. </text:p>
      <text:p text:style-name="P2"/>
      <text:p text:style-name="P2"/>
      <text:p text:style-name="P2">5. COMBINING DOCUMENTS </text:p>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2"/>
      <text:p text:style-name="P2"/>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text:soft-page-break/>publisher of that section if known, or else a unique number. Make the same adjustment to the section titles in the list of Invariant Sections in the license notice of the combined work. </text:p>
      <text:p text:style-name="P2"/>
      <text:p text:style-name="P2"/>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2"/>
      <text:p text:style-name="P2"/>
      <text:p text:style-name="P2">6. COLLECTIONS OF DOCUMENTS </text:p>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2"/>
      <text:p text:style-name="P2"/>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2"/>
      <text:p text:style-name="P2"/>
      <text:p text:style-name="P2">7. AGGREGATION WITH INDEPENDENT WORKS </text:p>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2"/>
      <text:p text:style-name="P2"><text:soft-page-break/>When the Document is included in an aggregate, this License does not apply to the other works in the aggregate which are not themselves derivative works of the Document. </text:p>
      <text:p text:style-name="P2"/>
      <text:p text:style-name="P2"/>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2"/>
      <text:p text:style-name="P2"/>
      <text:p text:style-name="P2">8. TRANSLATION </text:p>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2"/>
      <text:p text:style-name="P2">If a section in the Document is Entitled "Acknowledgements", "Dedications", or "History", the requirement (section 4) to Preserve its Title (section 1) will typically require changing the actual title. </text:p>
      <text:p text:style-name="P2"/>
      <text:p text:style-name="P2"/>
      <text:p text:style-name="P2">9. TERMINATION </text:p>
      <text:p text:style-name="P2">You may not copy, modify, sublicense, or distribute the <text:soft-page-break/>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2"/>
      <text:p text:style-name="P2"/>
      <text:p text:style-name="P2">10. FUTURE REVISIONS OF THIS LICENSE </text:p>
      <text:p text:style-name="P2">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2"/>
      <text:p text:style-name="P2"/>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2"/>
      <text:p text:style-name="P2">ADDENDUM: How to use this License for your documents </text:p>
      <text:p text:style-name="P2"/>
      <text:p text:style-name="P2"/>
      <text:p text:style-name="P2">To use this License in a document you have written, include a copy of the License in the document and put the following copyright and license notices just after the title page:</text:p>
      <text:p text:style-name="P2"/>
      <text:p text:style-name="P2"/>
      <text:p text:style-name="P2"><text:s/>Copyright (c) YEAR YOUR NAME. </text:p>
      <text:p text:style-name="P2">Permission is granted to copy, distribute and/or modify <text:soft-page-break/>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2"/>
      <text:p text:style-name="P2"/>
      <text:p text:style-name="P2">If you have Invariant Sections, FrontCover Texts and BackCover Texts, replace the "with...Texts." line with this:</text:p>
      <text:p text:style-name="P2"/>
      <text:p text:style-name="P2"/>
      <text:p text:style-name="P2"><text:s/>with the Invariant Sections being LIST THEIR TITLES, with the FrontCover Texts being LIST, and with the BackCover Texts being LIST. </text:p>
      <text:p text:style-name="P2"/>
      <text:p text:style-name="P2"/>
      <text:p text:style-name="P2">If you have Invariant Sections without Cover Texts, or some other combination of the three, merge those two alternatives to suit the situation. </text:p>
      <text:p text:style-name="P2"/>
      <text:p text:style-name="P2"/>
      <text:p text:style-name="P2">If your document contains nontrivial examples of program code, we recommend releasing these examples in parallel under your choice of free software license, such as the GNU General Public License, to permit their use in free software. </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A: GNU Free Documentation License</dc:title>
    <dc:date>2019-04-09T15:15:08.842180784</dc:date>
    <meta:editing-duration>PT3M17S</meta:editing-duration>
    <meta:editing-cycles>4</meta:editing-cycles>
    <meta:generator>LibreOffice/5.2.7.2$Linux_ARM_EABI LibreOffice_project/20m0$Build-2</meta:generator>
    <meta:document-statistic meta:table-count="0" meta:image-count="0" meta:object-count="0" meta:page-count="13" meta:paragraph-count="80" meta:word-count="3289" meta:character-count="20157" meta:non-whitespace-character-count="16867"/>
    <meta:template xlink:type="simple" xlink:actuate="onRequest" xlink:title="" xlink:href="../fbeginnerm.odm" meta:date="2019-04-09T13:34:52.042030152"/>
  </office:meta>
</office:document-meta>
</file>